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42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AVID'S DESIRE (42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AVID'S DESPAIR (42:3, 9-10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DAVID'S DESPAIR (42:3, 9-10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He feels abandoned by God (42:9)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He feels attacked by his enemies (42:3, 9-10)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42<text:s text:c="1"/>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DAVID'S DESIRE (42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DAVID'S DESPAIR (42:3, 9-10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DAVID'S DETERMINATION (42:4-8, 11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12-tx-Title-and-Text" presentation:presentation-page-layout-name="Master1-PPL12" draw:id="Slide-259">
        <draw:frame draw:id="id89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DAVID'S DETERMINATION (42:4-8, 11)<text:s text:c="1"/></text:span><text:span text:style-name="a480" text:class-names=""/></text:p>
          </draw:text-box>
          <svg:title/>
          <svg:desc/>
        </draw:frame>
        <draw:frame draw:id="id90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He remembers God's goodness (42:4-8).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He rests in God's goodness (42:11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5" draw:style-name="a493" draw:master-page-name="Master1-Layout12-tx-Title-and-Text" presentation:presentation-page-layout-name="Master1-PPL12" draw:id="Slide-260">
        <draw:frame draw:id="id91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PSALM 42<text:s text:c="1"/></text:span><text:span text:style-name="a495" text:class-names=""/></text:p>
          </draw:text-box>
          <svg:title/>
          <svg:desc/>
        </draw:frame>
        <draw:frame draw:id="id92" presentation:style-name="a510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DAVID'S DESIRE (42:1-2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DAVID'S DESPAIR (42:3, 9-10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DAVID'S DETERMINATION (42:4-8, 11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2 </dc:title>
    <meta:initial-creator>David STRICKLAND</meta:initial-creator>
    <dc:creator>David STRICKLAND</dc:creator>
    <meta:creation-date>2020-02-22T19:32:55Z</meta:creation-date>
    <dc:date>2020-02-22T19:32:55Z</dc:date>
    <meta:template xlink:href="BibleStudy" xlink:type="simple"/>
    <meta:editing-cycles>1</meta:editing-cycles>
    <meta:editing-duration>PT0S</meta:editing-duration>
    <meta:document-statistic meta:paragraph-count="17" meta:word-count="108"/>
  </office:meta>
</office:document-meta>
</file>